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6cm" fo:min-width="0.35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72cm" fo:min-width="0.322cm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787cm" fo:min-width="0.45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2.95cm" fo:min-width="1.4cm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05cm" fo:min-width="1.775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72cm" fo:min-width="0.322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.2cm" svg:height="1.2cm" svg:x="5.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1.2cm" svg:height="1.2cm" svg:x="3.5cm" svg:y="5.5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1.2cm" svg:height="1.2cm" svg:x="5.4cm" svg:y="8.3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measurelines" svg:x1="5.7cm" svg:y1="3.9cm" svg:x2="4.4cm" svg:y2="5.6cm">
          <text:p/>
        </draw:line>
        <draw:line draw:style-name="gr3" draw:text-style-name="P3" draw:layer="measurelines" svg:x1="4.4cm" svg:y1="6.7cm" svg:x2="5.6cm" svg:y2="8.5cm">
          <text:p/>
        </draw:line>
        <draw:custom-shape draw:style-name="gr4" draw:text-style-name="P4" draw:layer="measurelines" svg:width="1.9cm" svg:height="3.2cm" svg:x="6.6cm" svg:y="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4" draw:layer="measurelines" svg:width="1.9cm" svg:height="3.2cm" svg:x="1.6cm" svg:y="6.6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5" draw:text-style-name="P4" draw:layer="measurelines" svg:width="1.9cm" svg:height="3.2cm" svg:x="3.5cm" svg:y="9.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" draw:text-style-name="P4" draw:layer="measurelines" svg:width="1.9cm" svg:height="3.2cm" svg:x="6.7cm" svg:y="9.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6" draw:text-style-name="P3" draw:layer="measurelines" svg:x1="6.3cm" svg:y1="3.9cm" svg:x2="6.7cm" svg:y2="4.1cm">
          <text:p/>
        </draw:line>
        <draw:line draw:style-name="gr7" draw:text-style-name="P3" draw:layer="measurelines" svg:x1="6.3cm" svg:y1="9.5cm" svg:x2="6.8cm" svg:y2="9.9cm">
          <text:p/>
        </draw:line>
        <draw:line draw:style-name="gr7" draw:text-style-name="P3" draw:layer="measurelines" svg:x1="5.8cm" svg:y1="9.4cm" svg:x2="5.3cm" svg:y2="9.9cm">
          <text:p/>
        </draw:line>
        <draw:line draw:style-name="gr7" draw:text-style-name="P3" draw:layer="measurelines" svg:x1="3.8cm" svg:y1="6.6cm" svg:x2="3.5cm" svg:y2="6.6cm">
          <text:p/>
        </draw:line>
        <draw:custom-shape draw:style-name="gr8" draw:text-style-name="P5" draw:layer="measurelines" svg:width="2.6cm" svg:height="2.6cm" svg:x="9.5cm" svg:y="6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measurelines" svg:width="1.2cm" svg:height="1.2cm" svg:x="5.501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measurelines" svg:width="0.8cm" svg:height="0.962cm" svg:x="5.7cm" svg:y="3cm">
          <draw:text-box>
            <text:p>A</text:p>
          </draw:text-box>
        </draw:frame>
        <draw:custom-shape draw:style-name="gr2" draw:text-style-name="P1" draw:layer="measurelines" svg:width="1.2cm" svg:height="1.2cm" svg:x="15.1cm" svg:y="3.5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1.9cm" svg:height="3.2cm" svg:x="12.1cm" svg:y="3.765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9" draw:text-style-name="P1" draw:layer="measurelines" svg:width="1.2cm" svg:height="1.2cm" svg:x="16.9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measurelines" svg:width="1.9cm" svg:height="3.2cm" svg:x="18cm" svg:y="8.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6" draw:text-style-name="P3" draw:layer="measurelines" svg:x1="17.7cm" svg:y1="8.8cm" svg:x2="18.1cm" svg:y2="9cm">
          <text:p/>
        </draw:line>
        <draw:custom-shape draw:style-name="gr9" draw:text-style-name="P1" draw:layer="measurelines" svg:width="1.2cm" svg:height="1.2cm" svg:x="16.9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measurelines" svg:width="0.8cm" svg:height="0.962cm" svg:x="17.1cm" svg:y="7.9cm">
          <draw:text-box>
            <text:p>A</text:p>
          </draw:text-box>
        </draw:frame>
        <draw:custom-shape draw:style-name="gr2" draw:text-style-name="P1" draw:layer="measurelines" svg:width="1.2cm" svg:height="1.2cm" svg:x="13.3cm" svg:y="7.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1.9cm" svg:height="3.2cm" svg:x="11.4cm" svg:y="9.1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" draw:text-style-name="P4" draw:layer="measurelines" svg:width="1.9cm" svg:height="3.2cm" svg:x="17.5cm" svg:y="3.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7" draw:text-style-name="P3" draw:layer="measurelines" svg:x1="13.7cm" svg:y1="8.7cm" svg:x2="13.2cm" svg:y2="9.2cm">
          <text:p/>
        </draw:line>
        <draw:line draw:style-name="gr3" draw:text-style-name="P3" draw:layer="measurelines" svg:x1="14.2cm" svg:y1="7.7cm" svg:x2="15.6cm" svg:y2="4.7cm">
          <text:p/>
        </draw:line>
        <draw:line draw:style-name="gr3" draw:text-style-name="P3" draw:layer="measurelines" svg:x1="15.9cm" svg:y1="4.7cm" svg:x2="17.2cm" svg:y2="7.9cm">
          <text:p/>
        </draw:line>
        <draw:line draw:style-name="gr7" draw:text-style-name="P3" draw:layer="measurelines" svg:x1="14cm" svg:y1="3.9cm" svg:x2="15.2cm" svg:y2="4cm">
          <text:p/>
        </draw:line>
        <draw:line draw:style-name="gr6" draw:text-style-name="P3" draw:layer="measurelines" svg:x1="16.2cm" svg:y1="4cm" svg:x2="17.5cm" svg:y2="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11:55:45.252527811</meta:creation-date>
    <dc:date>2019-05-06T00:29:49.607947498</dc:date>
    <meta:editing-duration>PT4H37M25S</meta:editing-duration>
    <meta:editing-cycles>4</meta:editing-cycles>
    <meta:generator>LibreOffice/5.1.6.2$Linux_X86_64 LibreOffice_project/10m0$Build-2</meta:generator>
    <meta:document-statistic meta:object-count="31"/>
  </office:meta>
</office:document-meta>
</file>